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2" svg:font-family="&quot;Liberation Sans2&quot;"/>
    <style:font-face style:name="Liberation Sans111" svg:font-family="&quot;Liberation Sans111&quot;"/>
    <style:font-face style:name="Liberation Sans11" svg:font-family="&quot;Liberation Sans11&quot;"/>
    <style:font-face style:name="Liberation Sans12" svg:font-family="&quot;Liberation Sans12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2" style:font-name-asian="Liberation Sans12" style:font-name-complex="Liberation Sans12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2" style:font-name-asian="Liberation Sans12" style:font-name-complex="Liberation Sans12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style:vertical-align="automatic" fo:background-color="#000000"/>
      <style:text-properties fo:color="#2A6099" style:font-name="Liberation Sans1" style:font-name-asian="Liberation Sans1" style:font-name-complex="Liberation Sans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ackground-color="#000000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ko&gt;=0.4.0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28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22">
            <text:p>A:</text:p>
          </table:table-cell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0.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"/>
          <table:table-cell office:value-type="string" table:style-name="ce1">
            <text:p>i4.1.16</text:p>
          </table:table-cell>
          <table:table-cell office:value-type="string" table:style-name="ce1">
            <text:p>os-ken</text:p>
          </table:table-cell>
          <table:table-cell office:value-type="string" table:style-name="ce1">
            <text:p>3.0.1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ken&gt;=0.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2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1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"/>
          <table:table-cell table:number-columns-repeated="3" table:style-name="ce8"/>
          <table:table-cell table:number-columns-repeated="3" table:style-name="ce10"/>
          <table:table-cell table:number-columns-repeated="2" table:style-name="ce2"/>
          <table:table-cell office:value-type="string" table:style-name="ce1">
            <text:p>setproctitle&gt;=1.1.10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0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23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18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3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3"/>
        </table:table-row>
        <table:table-row table:style-name="ro1">
          <table:table-cell table:style-name="ce21"/>
          <table:table-cell office:value-type="string" table:style-name="ce1">
            <text:p>i4.2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3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os-ken&gt;=3.0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3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3"/>
        </table:table-row>
        <table:table-row table:style-name="ro1">
          <table:table-cell table:style-name="ce23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number-rows-repeated="10462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2" svg:font-family="&quot;Liberation Sans2&quot;"/>
    <style:font-face style:name="Liberation Sans111" svg:font-family="&quot;Liberation Sans111&quot;"/>
    <style:font-face style:name="Liberation Sans11" svg:font-family="&quot;Liberation Sans11&quot;"/>
    <style:font-face style:name="Liberation Sans12" svg:font-family="&quot;Liberation Sans12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07:48:53Z</dc:date>
    <meta:editing-cycles>481</meta:editing-cycles>
    <meta:editing-duration>PT29821S</meta:editing-duration>
    <meta:user-defined meta:name="AppVersion">16.0300</meta:user-defined>
  </office:meta>
</office:document-meta>
</file>